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officeooo:rsid="00326d96" officeooo:paragraph-rsid="00326d96"/>
    </style:style>
    <style:style style:name="P21" style:family="paragraph" style:parent-style-name="Text_20_body">
      <style:text-properties officeooo:rsid="00326d96" officeooo:paragraph-rsid="0034fa2a"/>
    </style:style>
    <style:style style:name="P22" style:family="paragraph" style:parent-style-name="Text_20_body">
      <style:text-properties officeooo:rsid="00327e4f" officeooo:paragraph-rsid="00327e4f"/>
    </style:style>
    <style:style style:name="P23" style:family="paragraph" style:parent-style-name="Text_20_body">
      <style:text-properties officeooo:rsid="00339fa9" officeooo:paragraph-rsid="00339fa9"/>
    </style:style>
    <style:style style:name="P24" style:family="paragraph" style:parent-style-name="Text_20_body">
      <style:text-properties officeooo:rsid="003510d8" officeooo:paragraph-rsid="003510d8"/>
    </style:style>
    <style:style style:name="P25" style:family="paragraph" style:parent-style-name="Text_20_body">
      <style:text-properties officeooo:rsid="0036a94a" officeooo:paragraph-rsid="0036a94a"/>
    </style:style>
    <style:style style:name="P26" style:family="paragraph" style:parent-style-name="Text_20_body">
      <style:text-properties officeooo:rsid="00372a21" officeooo:paragraph-rsid="00372a21"/>
    </style:style>
    <style:style style:name="P27" style:family="paragraph" style:parent-style-name="Text_20_body">
      <style:text-properties officeooo:rsid="003780de" officeooo:paragraph-rsid="003780de"/>
    </style:style>
    <style:style style:name="P28" style:family="paragraph" style:parent-style-name="Text_20_body">
      <style:text-properties officeooo:rsid="0037d9c9" officeooo:paragraph-rsid="0037d9c9"/>
    </style:style>
    <style:style style:name="P29" style:family="paragraph" style:parent-style-name="Text_20_body">
      <style:text-properties officeooo:rsid="0037e240" officeooo:paragraph-rsid="0037e240"/>
    </style:style>
    <style:style style:name="P30" style:family="paragraph" style:parent-style-name="Text_20_body">
      <style:text-properties officeooo:rsid="00391015" officeooo:paragraph-rsid="00391015"/>
    </style:style>
    <style:style style:name="P31" style:family="paragraph" style:parent-style-name="Text_20_body">
      <style:text-properties officeooo:rsid="00392646" officeooo:paragraph-rsid="00392646"/>
    </style:style>
    <style:style style:name="P32" style:family="paragraph" style:parent-style-name="Text_20_body">
      <style:text-properties officeooo:rsid="003af259" officeooo:paragraph-rsid="003af259"/>
    </style:style>
    <style:style style:name="P33" style:family="paragraph" style:parent-style-name="Text_20_body">
      <style:text-properties officeooo:rsid="003c375e" officeooo:paragraph-rsid="003c375e"/>
    </style:style>
    <style:style style:name="P34" style:family="paragraph" style:parent-style-name="Text_20_body">
      <style:text-properties officeooo:rsid="003d8b52" officeooo:paragraph-rsid="003d8b52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0">subroutine no problem</text:p>
      <text:p text:style-name="P20"/>
      <text:p text:style-name="P20"/>
      <text:p text:style-name="P22"><text:soft-page-break/>DG_SPACTIAL_DERIVATIVE subroutine</text:p>
      <text:p text:style-name="P20">flux_<text:span text:style-name="T6">x</text:span>(:, 1) <text:s/>0.64659495551752133 <text:s text:c="7"/>3.9358524103658301E-011 <text:s text:c="2"/>2.0780000667822719E-039</text:p>
      <text:p text:style-name="P20"><text:s/>flux_der(:, 1) <text:s text:c="2"/>1.2521257472711920 <text:s text:c="6"/>-1.0434381226921192 <text:s text:c="6"/>0.41737524903619827 <text:s/></text:p>
      <text:p text:style-name="P20"/>
      <text:p text:style-name="P20">flux(:, 1) <text:s/>0.64659495551752133 <text:s text:c="7"/>3.9358524103658301E-011 <text:s text:c="2"/>2.0780000667822719E-039</text:p>
      <text:p text:style-name="P20"><text:s/>der(:, 1) <text:s text:c="2"/>1.9364916731037083 <text:s text:c="6"/>-1.6137430609197574 <text:s text:c="6"/>0.64549722436790280 <text:s text:c="4"/></text:p>
      <text:p text:style-name="P20"><text:s/>flux_der(:, 1) <text:s text:c="2"/>1.2521257472711920 <text:s text:c="6"/>-1.0434381226921192 <text:s text:c="6"/>0.41737524903619827 <text:s text:c="2"/></text:p>
      <text:p text:style-name="P24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1.9364916731037083 </text:p>
          </table:table-cell>
          <table:table-cell table:style-name="Table2.A1" office:value-type="string">
            <text:p text:style-name="P21">1.0327955589886442</text:p>
          </table:table-cell>
          <table:table-cell table:style-name="Table2.C1" office:value-type="string">
            <text:p text:style-name="P21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1"><text:s/>-1.6137430609197574 </text:p>
          </table:table-cell>
          <table:table-cell table:style-name="Table2.A2" office:value-type="string">
            <text:p text:style-name="P21">-0.0000000000000000 <text:s text:c="2"/></text:p>
          </table:table-cell>
          <table:table-cell table:style-name="Table2.C2" office:value-type="string">
            <text:p text:style-name="P21">1.6137430609197574 <text:s text:c="2"/></text:p>
          </table:table-cell>
        </table:table-row>
        <table:table-row>
          <table:table-cell table:style-name="Table2.A2" office:value-type="string">
            <text:p text:style-name="P21"><text:s text:c="2"/>0.64549722436790280</text:p>
          </table:table-cell>
          <table:table-cell table:style-name="Table2.A2" office:value-type="string">
            <text:p text:style-name="P21">-1.0327955589886442 </text:p>
          </table:table-cell>
          <table:table-cell table:style-name="Table2.C2" office:value-type="string">
            <text:p text:style-name="P21">-1.9364916731037083 </text:p>
          </table:table-cell>
        </table:table-row>
      </table:table>
      <text:p text:style-name="P20"/>
      <text:p text:style-name="P25">Der(:, 1) * flux(0, 1) = 2.45</text:p>
      <text:p text:style-name="P25">der(1, :) * flux(0, 1) = 1.502</text:p>
      <text:p text:style-name="P20"/>
      <text:p text:style-name="P23">Two skeptical place:</text:p>
      <text:p text:style-name="P23">1. function(5.152) the unit vector direction considered?</text:p>
      <text:p text:style-name="P23">2. flux_der matrix multiplication Ab ?= bA</text:p>
      <text:p text:style-name="P23"/>
      <text:p text:style-name="P26">try to use gdb debugger</text:p>
      <text:p text:style-name="P26"/>
      <text:p text:style-name="P27">error <text:span text:style-name="T7">Ab</text:span></text:p>
      <text:p text:style-name="P27">t=0</text:p>
      <text:p text:style-name="P27">0.91179646225388344 <text:s text:c="7"/>2.8234596397157738E-003 <text:s text:c="2"/>7.0189464750887338E-003</text:p>
      <text:p text:style-name="P27">step 1</text:p>
      <text:p text:style-name="P27">0.90889262345456778 <text:s text:c="7"/>5.8169727985338876E-003 <text:s text:c="2"/>1.3780341099000776E-002</text:p>
      <text:p text:style-name="P28">s 5</text:p>
      <text:p text:style-name="P28">0.89451619453274367 <text:s text:c="7"/>1.9467499829544099E-002 <text:s text:c="2"/>3.8374798192122937E-002</text:p>
      <text:p text:style-name="P29">s10</text:p>
      <text:p text:style-name="P29"><text:soft-page-break/>0.87034249218723181 <text:s text:c="7"/>4.0227814181186441E-002 <text:s text:c="2"/>6.4032571574448943E-002</text:p>
      <text:p text:style-name="P30">s 100</text:p>
      <text:p text:style-name="P30">1.0150862985348112 <text:s text:c="7"/>1.1482188318171633 <text:s text:c="7"/>5.1747989573008565E-002</text:p>
      <text:p text:style-name="P30"/>
      <text:p text:style-name="P31">TRY bA</text:p>
      <text:p text:style-name="P31">S0</text:p>
      <text:p text:style-name="P30">0.91192967308048045 <text:s text:c="7"/>6.5863145720601677E-003 <text:s text:c="2"/>1.1543719459392168E-002</text:p>
      <text:p text:style-name="P32">s10</text:p>
      <text:p text:style-name="P32">0.89528328181364258 <text:s text:c="7"/>7.3365041327901684E-002 <text:s/>0.10827177308176478 <text:s/></text:p>
      <text:p text:style-name="P32">s100</text:p>
      <text:p text:style-name="P32">1.2228626105705589 <text:s text:c="6"/>0.58661486973978116 <text:s text:c="6"/>0.28783727935729803</text:p>
      <text:p text:style-name="P32"/>
      <text:p text:style-name="P33">If nothing happens inside</text:p>
      <text:p text:style-name="P34">correct, <text:span text:style-name="T8">everything</text:span> == 0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09T15:40:40.615466914</dc:date>
    <meta:editing-duration>PT4H58M57S</meta:editing-duration>
    <meta:editing-cycles>47</meta:editing-cycles>
    <meta:generator>LibreOffice/6.0.7.3$Linux_X86_64 LibreOffice_project/00m0$Build-3</meta:generator>
    <meta:document-statistic meta:table-count="2" meta:image-count="0" meta:object-count="0" meta:page-count="4" meta:paragraph-count="89" meta:word-count="306" meta:character-count="4060" meta:non-whitespace-character-count="3290"/>
  </office:meta>
</office:document-meta>
</file>